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Gromadzenie elementów potrzebnych do płytek do 14.12 <text:line-break/>2. Lutowanie- do 17.12 <text:line-break/>3. Uruchomienie sterownika do 21.12 <text:line-break/>4. przejściówka CC1000-At mega 128 do 24.12 <text:line-break/>5.Programowan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3Z4r </meta:initial-creator>
    <meta:creation-date>2010-12-14T19:33:36</meta:creation-date>
    <meta:document-statistic meta:table-count="0" meta:image-count="0" meta:object-count="0" meta:page-count="1" meta:paragraph-count="1" meta:word-count="25" meta:character-count="179"/>
    <dc:date>2010-12-14T19:34:08</dc:date>
    <dc:creator>C3Z4r </dc:creator>
    <meta:editing-duration>PT00H00M33S</meta:editing-duration>
    <meta:editing-cycles>1</meta:editing-cycles>
    <meta:generator>OpenOffice.org/3.2$Linux OpenOffice.org_project/320m19$Build-9505</meta:generator>
  </office:meta>
</office:document-meta>
</file>